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0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8000"/>
    </style:style>
  </office:automatic-styles>
  <office:body>
    <office:spreadsheet>
      <table:table table:name="motors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max motor RPM</text:p>
          </table:table-cell>
          <table:table-cell table:style-name="ce1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min motor RPM</text:p>
          </table:table-cell>
          <table:table-cell table:style-name="ce2" table:formula="of:=[.B1] / 6" office:value-type="float" office:value="2000" calcext:value-type="float">
            <text:p>2000</text:p>
          </table:table-cell>
          <table:table-cell table:style-name="ce1" office:value-type="string" calcext:value-type="string">
            <text:p>?!?!?!?!?!</text:p>
          </table:table-cell>
        </table:table-row>
        <table:table-row table:style-name="ro1">
          <table:table-cell office:value-type="string" calcext:value-type="string">
            <text:p>ticks per motor rotation</text:p>
          </table:table-cell>
          <table:table-cell table:style-name="ce1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transmission ratio</text:p>
          </table:table-cell>
          <table:table-cell table:style-name="Default" table:formula="of:= 45.56 * 3" office:value-type="float" office:value="136.68" calcext:value-type="float">
            <text:p>136.68</text:p>
          </table:table-cell>
          <table:table-cell/>
        </table:table-row>
        <table:table-row table:style-name="ro2">
          <table:table-cell office:value-type="string" calcext:value-type="string">
            <text:p>wheel perimeter / mm</text:p>
          </table:table-cell>
          <table:table-cell table:style-name="Default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max speed / mm/s</text:p>
          </table:table-cell>
          <table:table-cell table:formula="of:=[.B5] * ([.B1]/60) / [.B4]" office:value-type="float" office:value="1170.61750073164" calcext:value-type="float">
            <text:p>1170.6175007316</text:p>
          </table:table-cell>
          <table:table-cell/>
        </table:table-row>
        <table:table-row table:style-name="ro1">
          <table:table-cell office:value-type="string" calcext:value-type="string">
            <text:p>min speed / mm/s</text:p>
          </table:table-cell>
          <table:table-cell table:formula="of:=[.B5] * ([.B2]/60) / [.B4]" office:value-type="float" office:value="195.102916788606" calcext:value-type="float">
            <text:p>195.1029167886</text:p>
          </table:table-cell>
          <table:table-cell/>
        </table:table-row>
        <table:table-row table:style-name="ro1">
          <table:table-cell office:value-type="string" calcext:value-type="string">
            <text:p>odometry resolution / mm</text:p>
          </table:table-cell>
          <table:table-cell table:formula="of:=[.B5]/([.B4]*[.B3])" office:value-type="float" office:value="0.365817968978636" calcext:value-type="float">
            <text:p>0.365817969</text:p>
          </table:table-cell>
          <table:table-cell/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ax tick frequency /Hz</text:p>
          </table:table-cell>
          <table:table-cell table:formula="of:=([.B1]/60) * [.B3]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string" calcext:value-type="string">
            <text:p>motor control frequency / Hz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tor command frequency / Hz</text:p>
          </table:table-cell>
          <table:table-cell table:style-name="ce4" table:formula="of:=[protocol.B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 ticks per control frame</text:p>
          </table:table-cell>
          <table:table-cell table:formula="of:=([.B1] / 60) * [.B3] / [.B11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in ticks per control frame</text:p>
          </table:table-cell>
          <table:table-cell table:formula="of:=([.B2] / 60) * [.B3] / [.B11]" office:value-type="float" office:value="10.6666666666667" calcext:value-type="float">
            <text:p>10.6666666667</text:p>
          </table:table-cell>
          <table:table-cell/>
        </table:table-row>
        <table:table-row table:style-name="ro1">
          <table:table-cell office:value-type="string" calcext:value-type="string">
            <text:p>min controlable ticks per secon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speed / mm/s</text:p>
          </table:table-cell>
          <table:table-cell table:formula="of:=[.B5] * (([.B15]*[.B11]) / [.B3]) / [.B4]" office:value-type="float" office:value="36.5817968978636" calcext:value-type="float">
            <text:p>36.5817968979</text:p>
          </table:table-cell>
          <table:table-cell/>
        </table:table-row>
        <table:table-row table:style-name="ro1">
          <table:table-cell office:value-type="string" calcext:value-type="string">
            <text:p>max ticks per command frame</text:p>
          </table:table-cell>
          <table:table-cell table:formula="of:=([.B1] / 60) * [.B3] / [.B12]" office:value-type="float" office:value="320" calcext:value-type="float">
            <text:p>320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</table:table>
      <table:table table:name="protocol" table:style-name="ta1"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Protocol overhead / B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ud per byte</text:p>
          </table:table-cell>
          <table:table-cell table:formula="of:=1 + 8 + 1 + 1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bytes per device per cycle</text:p>
          </table:table-cell>
          <table:table-cell table:formula="of:=2*([.B1]+2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x devices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ommand frequency / H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quired baud rate</text:p>
          </table:table-cell>
          <table:table-cell table:style-name="ce3" table:formula="of:=[.B2]*[.B3]*[.B4]*[.B5]" office:value-type="float" office:value="17600" calcext:value-type="float">
            <text:p>176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eal baud rate</text:p>
          </table:table-cell>
          <table:table-cell office:value-type="float" office:value="38400" calcext:value-type="float">
            <text:p>38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 style:data-style-name="N2" text:time-value="0000-00-00T00:00:03.915833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3-08-19T12:08:15.273569435</meta:creation-date>
    <dc:date>2013-08-28T14:26:00.583657584</dc:date>
    <dc:creator>Kuba </dc:creator>
    <meta:editing-duration>PT27M39S</meta:editing-duration>
    <meta:editing-cycles>9</meta:editing-cycles>
    <meta:generator>LibreOffice/4.1.0.4$Linux_X86_64 LibreOffice_project/410m0$Build-4</meta:generator>
    <meta:document-statistic meta:table-count="2" meta:cell-count="47" meta:object-count="0"/>
  </office:meta>
</office:document-meta>
</file>